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3.89pt"/>
    </style:style>
    <style:style style:name="co3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Andrea W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 style:data-style-name="N2" text:time-value="18:08:11.32230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Harms</meta:initial-creator>
    <meta:creation-date>2017-07-21T09:07:10.008143676</meta:creation-date>
    <meta:generator>LibreOffice/5.4.4.2$Linux_X86_64 LibreOffice_project/40$Build-2</meta:generator>
    <dc:date>2018-01-11T18:12:00.159482699</dc:date>
    <dc:creator>Kyle Harms</dc:creator>
    <meta:editing-duration>PT3M48S</meta:editing-duration>
    <meta:editing-cycles>2</meta:editing-cycles>
    <meta:document-statistic meta:table-count="1" meta:cell-count="8" meta:object-count="0"/>
  </office:meta>
</office:document-meta>
</file>